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de Line</text:p>
          </table:table-cell>
          <table:table-cell table:style-name="ce1" office:value-type="string" calcext:value-type="string">
            <text:p>Comment Lines</text:p>
          </table:table-cell>
          <table:table-cell table:style-name="ce1"/>
          <table:table-cell table:style-name="ce1" office:value-type="string" calcext:value-type="string">
            <text:p>TS Lin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rc/app/app.component.css</text:p>
          </table:table-cell>
          <table:table-cell office:value-type="float" office:value="413" calcext:value-type="float">
            <text:p>4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B2]+[.C2]+[.D2]"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pp.component.html</text:p>
          </table:table-cell>
          <table:table-cell office:value-type="float" office:value="4145" calcext:value-type="float">
            <text:p>4145</text:p>
          </table:table-cell>
          <table:table-cell office:value-type="float" office:value="282" calcext:value-type="float">
            <text:p>282</text:p>
          </table:table-cell>
          <table:table-cell office:value-type="float" office:value="419" calcext:value-type="float">
            <text:p>419</text:p>
          </table:table-cell>
          <table:table-cell table:formula="of:=[.B3]+[.C3]+[.D3]" office:value-type="float" office:value="4846" calcext:value-type="float">
            <text:p>4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pp.component.ts</text:p>
          </table:table-cell>
          <table:table-cell office:value-type="float" office:value="6301" calcext:value-type="float">
            <text:p>6301</text:p>
          </table:table-cell>
          <table:table-cell office:value-type="float" office:value="1243" calcext:value-type="float">
            <text:p>1243</text:p>
          </table:table-cell>
          <table:table-cell office:value-type="float" office:value="2027" calcext:value-type="float">
            <text:p>2027</text:p>
          </table:table-cell>
          <table:table-cell table:formula="of:=[.B4]+[.C4]+[.D4]" office:value-type="float" office:value="9571" calcext:value-type="float">
            <text:p>95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pp.module.ts</text:p>
          </table:table-cell>
          <table:table-cell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B5]+[.C5]+[.D5]"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pp.routing.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uthguard.service.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a.datagrid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8]+[.C8]+[.D8]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a.datagrid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B9]+[.C9]+[.D9]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a.datagrid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B10]+[.C10]+[.D10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auditTrail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1]+[.C11]+[.D11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auditTrail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2]+[.C12]+[.D12]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auditTrail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3]+[.C13]+[.D13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Content.component.css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14]+[.C14]+[.D14]"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Content.component.html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5]+[.C15]+[.D15]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Content.component.ts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[.B16]+[.C16]+[.D16]"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s.component.css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formula="of:=[.B17]+[.C17]+[.D17]"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s.component.html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]+[.C18]+[.D18]"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s.component.ts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[.B19]+[.C19]+[.D19]"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email.component.css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0]+[.C20]+[.D20]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email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1]+[.C21]+[.D21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email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2]+[.C22]+[.D22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message.component.cs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+[.C23]+[.D23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message.component.ht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4]+[.C24]+[.D24]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message.component.t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5]+[.C25]+[.D25]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ystemMessage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6]+[.C26]+[.D26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ystemMessages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7]+[.C27]+[.D27]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ystemMessages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8]+[.C28]+[.D28]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add.component.css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B29]+[.C29]+[.D29]"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add.component.html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30]+[.C30]+[.D30]"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add.component.ts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[.B31]+[.C31]+[.D31]"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s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B32]+[.C32]+[.D32]"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s.component.html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B33]+[.C33]+[.D33]"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B34]+[.C34]+[.D34]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our.picker.component.cs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5]+[.C35]+[.D35]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our.picker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+[.C36]+[.D36]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our.picker.component.t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37]+[.C37]+[.D37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comments.component.css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8]+[.C38]+[.D38]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comments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9]+[.C39]+[.D39]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comments.component.ts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B40]+[.C40]+[.D40]"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ataquality.component.css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41]+[.C41]+[.D41]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ataquality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B42]+[.C42]+[.D42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ataquality.component.ts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[.B43]+[.C43]+[.D43]"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.component.css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44]+[.C44]+[.D44]"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.component.htm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45]+[.C45]+[.D45]"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.component.ts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B46]+[.C46]+[.D46]"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Bulk.component.cs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7]+[.C47]+[.D47]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Bulk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48]+[.C48]+[.D48]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Bulk.component.ts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B49]+[.C49]+[.D49]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scription.component.css</text:p>
          </table:table-cell>
          <table:table-cell office:value-type="float" office:value="283" calcext:value-type="float">
            <text:p>28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50]+[.C50]+[.D50]"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scription.component.html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51]+[.C51]+[.D51]"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scription.component.ts</text:p>
          </table:table-cell>
          <table:table-cell office:value-type="float" office:value="234" calcext:value-type="float">
            <text:p>23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52]+[.C52]+[.D52]"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iscard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53]+[.C53]+[.D53]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iscard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54]+[.C54]+[.D5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iscard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B55]+[.C55]+[.D55]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export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56]+[.C56]+[.D56]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export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7]+[.C57]+[.D57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export.component.ts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B58]+[.C58]+[.D58]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help.component.css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59]+[.C59]+[.D59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help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60]+[.C60]+[.D60]"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help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B61]+[.C61]+[.D61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new.component.css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B62]+[.C62]+[.D62]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new.component.html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63]+[.C63]+[.D63]"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new.component.ts</text:p>
          </table:table-cell>
          <table:table-cell office:value-type="float" office:value="258" calcext:value-type="float">
            <text:p>25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B64]+[.C64]+[.D64]"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open.component.css</text:p>
          </table:table-cell>
          <table:table-cell office:value-type="float" office:value="452" calcext:value-type="float">
            <text:p>45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[.B65]+[.C65]+[.D65]"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open.component.html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B66]+[.C66]+[.D66]"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open.component.ts</text:p>
          </table:table-cell>
          <table:table-cell office:value-type="float" office:value="465" calcext:value-type="float">
            <text:p>465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formula="of:=[.B67]+[.C67]+[.D67]" office:value-type="float" office:value="606" calcext:value-type="float">
            <text:p>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print.component.css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68]+[.C68]+[.D68]"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print.component.htm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9]+[.C69]+[.D69]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print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70]+[.C70]+[.D70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rename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71]+[.C71]+[.D71]"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rename.component.html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72]+[.C72]+[.D72]"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rename.component.ts</text:p>
          </table:table-cell>
          <table:table-cell office:value-type="float" office:value="290" calcext:value-type="float">
            <text:p>29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formula="of:=[.B73]+[.C73]+[.D73]"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.component.css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74]+[.C74]+[.D74]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5]+[.C75]+[.D75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B76]+[.C76]+[.D76]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as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77]+[.C77]+[.D77]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a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8]+[.C78]+[.D78]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as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79]+[.C79]+[.D79]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.component.cs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0]+[.C80]+[.D80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.component.htm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81]+[.C81]+[.D81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.component.ts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82]+[.C82]+[.D82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Edit.component.css</text:p>
          </table:table-cell>
          <table:table-cell office:value-type="float" office:value="525" calcext:value-type="float">
            <text:p>525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formula="of:=[.B83]+[.C83]+[.D83]" office:value-type="float" office:value="623" calcext:value-type="float">
            <text:p>6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Edit.component.html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84]+[.C84]+[.D84]" office:value-type="float" office:value="532" calcext:value-type="float">
            <text:p>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Edit.component.ts</text:p>
          </table:table-cell>
          <table:table-cell office:value-type="float" office:value="284" calcext:value-type="float">
            <text:p>284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B85]+[.C85]+[.D85]"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hare.component.css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86]+[.C86]+[.D86]"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hare.component.html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87]+[.C87]+[.D87]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hare.component.ts</text:p>
          </table:table-cell>
          <table:table-cell office:value-type="float" office:value="295" calcext:value-type="float">
            <text:p>295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formula="of:=[.B88]+[.C88]+[.D88]" office:value-type="float" office:value="407" calcext:value-type="float">
            <text:p>4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napshots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89]+[.C89]+[.D89]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napshots.component.htm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0]+[.C90]+[.D90]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napshot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[.B91]+[.C91]+[.D91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ubscribe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92]+[.C92]+[.D92]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ubscribe.component.html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3]+[.C93]+[.D93]"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ubscribe.component.ts</text:p>
          </table:table-cell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[.B94]+[.C94]+[.D94]"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b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95]+[.C95]+[.D95]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b.component.html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96]+[.C96]+[.D96]"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b.component.ts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formula="of:=[.B97]+[.C97]+[.D97]"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gs.component.css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98]+[.C98]+[.D98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gs.component.htm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9]+[.C99]+[.D99]"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gs.component.ts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[.B100]+[.C100]+[.D100]"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emplate.component.css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1]+[.C101]+[.D101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emplate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02]+[.C102]+[.D102]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emplate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103]+[.C103]+[.D103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heme.component.css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104]+[.C104]+[.D104]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heme.component.htm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05]+[.C105]+[.D105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heme.component.ts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B106]+[.C106]+[.D106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reeview.component.cs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07]+[.C107]+[.D107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reeview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08]+[.C108]+[.D108]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reeview.component.ts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B109]+[.C109]+[.D109]"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usagestat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10]+[.C110]+[.D110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usagestats.component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11]+[.C111]+[.D111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usagestats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12]+[.C112]+[.D112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businessGlossary.component.cs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113]+[.C113]+[.D113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businessGlossary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14]+[.C114]+[.D114]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businessGlossary.component.ts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B115]+[.C115]+[.D115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append.component.css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6]+[.C116]+[.D116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append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17]+[.C117]+[.D117]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append.component.ts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[.B118]+[.C118]+[.D118]"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component.css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119]+[.C119]+[.D119]"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component.html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20]+[.C120]+[.D120]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component.ts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[.B121]+[.C121]+[.D121]"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Overview.component.css</text:p>
          </table:table-cell>
          <table:table-cell office:value-type="float" office:value="527" calcext:value-type="float">
            <text:p>52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formula="of:=[.B122]+[.C122]+[.D122]" office:value-type="float" office:value="661" calcext:value-type="float">
            <text:p>6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Overview.component.html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formula="of:=[.B123]+[.C123]+[.D123]" office:value-type="float" office:value="429" calcext:value-type="float">
            <text:p>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Overview.component.ts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formula="of:=[.B124]+[.C124]+[.D124]"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Schedule.component.cs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25]+[.C125]+[.D125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Schedule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26]+[.C126]+[.D126]"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Schedule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27]+[.C127]+[.D127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ScheduleEdit.component.css</text:p>
          </table:table-cell>
          <table:table-cell office:value-type="float" office:value="541" calcext:value-type="float">
            <text:p>54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B128]+[.C128]+[.D128]" office:value-type="float" office:value="642" calcext:value-type="float">
            <text:p>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ScheduleEdit.component.html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29]+[.C129]+[.D129]"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ScheduleEdit.component.ts</text:p>
          </table:table-cell>
          <table:table-cell office:value-type="float" office:value="318" calcext:value-type="float">
            <text:p>31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formula="of:=[.B130]+[.C130]+[.D130]"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Usage.component.cs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31]+[.C131]+[.D131]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Usage.component.htm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2]+[.C132]+[.D132]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Usage.component.t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formula="of:=[.B133]+[.C133]+[.D133]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eleteDatasource.component.css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34]+[.C134]+[.D134]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eleteDatasource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35]+[.C135]+[.D135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eleteDatasource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[.B136]+[.C136]+[.D136]"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ction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37]+[.C137]+[.D137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ctionary.component.ht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8]+[.C138]+[.D138]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ction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9]+[.C139]+[.D139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export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40]+[.C140]+[.D140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export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41]+[.C141]+[.D141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export.component.ts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B142]+[.C142]+[.D142]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CSV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143]+[.C143]+[.D143]"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CSV.component.html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44]+[.C144]+[.D144]"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CSV.component.ts</text:p>
          </table:table-cell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formula="of:=[.B145]+[.C145]+[.D145]"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JSON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146]+[.C146]+[.D146]"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JSON.component.html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47]+[.C147]+[.D147]"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JSON.component.ts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formula="of:=[.B148]+[.C148]+[.D148]"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Spreadsheet.component.css</text:p>
          </table:table-cell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B149]+[.C149]+[.D149]"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Spreadsheet.component.html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50]+[.C150]+[.D150]"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Spreadsheet.component.ts</text:p>
          </table:table-cell>
          <table:table-cell office:value-type="float" office:value="381" calcext:value-type="float">
            <text:p>381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formula="of:=[.B151]+[.C151]+[.D151]" office:value-type="float" office:value="498" calcext:value-type="float">
            <text:p>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googleSheets.component.css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B152]+[.C152]+[.D152]"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googleSheets.component.html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53]+[.C153]+[.D153]"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googleSheets.component.ts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formula="of:=[.B154]+[.C154]+[.D154]"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import.component.css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55]+[.C155]+[.D155]"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import.component.htm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56]+[.C156]+[.D156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import.component.ts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formula="of:=[.B157]+[.C157]+[.D157]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Nosql.component.css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B158]+[.C158]+[.D158]"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Nosql.component.html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59]+[.C159]+[.D159]"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Nosql.component.ts</text:p>
          </table:table-cell>
          <table:table-cell office:value-type="float" office:value="273" calcext:value-type="float">
            <text:p>27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[.B160]+[.C160]+[.D160]"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queryBuilder.component.css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B161]+[.C161]+[.D161]"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queryBuilder.component.html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162]+[.C162]+[.D162]"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queryBuilder.component.ts</text:p>
          </table:table-cell>
          <table:table-cell office:value-type="float" office:value="430" calcext:value-type="float">
            <text:p>430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formula="of:=[.B163]+[.C163]+[.D163]" office:value-type="float" office:value="552" calcext:value-type="float">
            <text:p>5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service.component.css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B164]+[.C164]+[.D164]"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service.component.htm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65]+[.C165]+[.D165]"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servic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166]+[.C166]+[.D166]"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sqlEditor.component.css</text:p>
          </table:table-cell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formula="of:=[.B167]+[.C167]+[.D167]"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sqlEditor.component.html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168]+[.C168]+[.D168]"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sqlEditor.component.ts</text:p>
          </table:table-cell>
          <table:table-cell office:value-type="float" office:value="329" calcext:value-type="float">
            <text:p>32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formula="of:=[.B169]+[.C169]+[.D169]" office:value-type="float" office:value="461" calcext:value-type="float">
            <text:p>4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web.component.css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B170]+[.C170]+[.D170]"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web.component.html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71]+[.C171]+[.D171]"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web.component.ts</text:p>
          </table:table-cell>
          <table:table-cell office:value-type="float" office:value="301" calcext:value-type="float">
            <text:p>30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172]+[.C172]+[.D172]" office:value-type="float" office:value="383" calcext:value-type="float">
            <text:p>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editDatasource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73]+[.C173]+[.D173]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editDatasource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74]+[.C174]+[.D174]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editDatasource.component.ts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formula="of:=[.B175]+[.C175]+[.D175]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busGlossary.component.css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6]+[.C176]+[.D17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busGlossary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77]+[.C177]+[.D177]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busGlossary.component.ts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[.B178]+[.C178]+[.D178]"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connection.component.css</text:p>
          </table:table-cell>
          <table:table-cell office:value-type="float" office:value="193" calcext:value-type="float">
            <text:p>19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B179]+[.C179]+[.D179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connection.component.html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80]+[.C180]+[.D180]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connection.component.ts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[.B181]+[.C181]+[.D181]"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Dictionary.component.css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2]+[.C182]+[.D182]"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Dictionary.component.htm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3]+[.C183]+[.D183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Dictionary.component.ts</text:p>
          </table:table-cell>
          <table:table-cell office:value-type="float" office:value="146" calcext:value-type="float">
            <text:p>14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B184]+[.C184]+[.D184]"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Ownership.component.cs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B185]+[.C185]+[.D185]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Ownership.component.html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86]+[.C186]+[.D186]"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Ownership.component.ts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formula="of:=[.B187]+[.C187]+[.D187]"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Quality.component.css</text:p>
          </table:table-cell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B188]+[.C188]+[.D188]"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Quality.component.html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89]+[.C189]+[.D189]"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Quality.component.ts</text:p>
          </table:table-cell>
          <table:table-cell office:value-type="float" office:value="188" calcext:value-type="float">
            <text:p>18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formula="of:=[.B190]+[.C190]+[.D190]"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graph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191]+[.C191]+[.D191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graphqlEditor.component.html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2]+[.C192]+[.D192]"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graphqlEditor.component.ts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193]+[.C193]+[.D193]" office:value-type="float" office:value="414" calcext:value-type="float">
            <text:p>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neo4j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194]+[.C194]+[.D194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neo4j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5]+[.C195]+[.D195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neo4jEditor.component.ts</text:p>
          </table:table-cell>
          <table:table-cell office:value-type="float" office:value="307" calcext:value-type="float">
            <text:p>30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196]+[.C196]+[.D196]" office:value-type="float" office:value="404" calcext:value-type="float">
            <text:p>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no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197]+[.C197]+[.D197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no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8]+[.C198]+[.D198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noSqlEditor.component.ts</text:p>
          </table:table-cell>
          <table:table-cell office:value-type="float" office:value="268" calcext:value-type="float">
            <text:p>26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[.B199]+[.C199]+[.D199]"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overlay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0]+[.C200]+[.D200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overlayEditor.component.html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formula="of:=[.B201]+[.C201]+[.D201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overlayEditor.component.ts</text:p>
          </table:table-cell>
          <table:table-cell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formula="of:=[.B202]+[.C202]+[.D202]"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queryBuilder.component.css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B203]+[.C203]+[.D203]"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queryBuilder.component.html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204]+[.C204]+[.D204]"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queryBuilder.component.ts</text:p>
          </table:table-cell>
          <table:table-cell office:value-type="float" office:value="456" calcext:value-type="float">
            <text:p>456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formula="of:=[.B205]+[.C205]+[.D205]" office:value-type="float" office:value="592" calcext:value-type="float">
            <text:p>5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6]+[.C206]+[.D206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07]+[.C207]+[.D207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sqlEditor.component.ts</text:p>
          </table:table-cell>
          <table:table-cell office:value-type="float" office:value="306" calcext:value-type="float">
            <text:p>30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208]+[.C208]+[.D208]"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once.component.css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209]+[.C209]+[.D209]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onc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10]+[.C210]+[.D210]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once.component.ts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formula="of:=[.B211]+[.C211]+[.D211]"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repeat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2]+[.C212]+[.D212]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repeat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13]+[.C213]+[.D213]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repeat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214]+[.C214]+[.D214]"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hare.component.css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B215]+[.C215]+[.D215]"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hare.component.html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216]+[.C216]+[.D216]"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hare.component.ts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formula="of:=[.B217]+[.C217]+[.D217]"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umm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18]+[.C218]+[.D218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ummary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19]+[.C219]+[.D219]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umm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20]+[.C220]+[.D220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transformation.component.css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B221]+[.C221]+[.D221]"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transformation.component.html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22]+[.C222]+[.D222]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transformation.component.ts</text:p>
          </table:table-cell>
          <table:table-cell office:value-type="float" office:value="498" calcext:value-type="float">
            <text:p>498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[.B223]+[.C223]+[.D223]"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lobal-function.service.ts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B224]+[.C224]+[.D224]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lobal-variable.service.ts</text:p>
          </table:table-cell>
          <table:table-cell office:value-type="float" office:value="8322" calcext:value-type="float">
            <text:p>8322</text:p>
          </table:table-cell>
          <table:table-cell office:value-type="float" office:value="1379" calcext:value-type="float">
            <text:p>1379</text:p>
          </table:table-cell>
          <table:table-cell office:value-type="float" office:value="1820" calcext:value-type="float">
            <text:p>1820</text:p>
          </table:table-cell>
          <table:table-cell table:formula="of:=[.B225]+[.C225]+[.D225]" office:value-type="float" office:value="11521" calcext:value-type="float">
            <text:p>115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roups.component.css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226]+[.C226]+[.D226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roups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227]+[.C227]+[.D227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roups.component.ts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B228]+[.C228]+[.D228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help.component.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29]+[.C229]+[.D229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30]+[.C230]+[.D230]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231]+[.C231]+[.D231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2]+[.C232]+[.D23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Installation Notes.md</text:p>
          </table:table-cell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formula="of:=[.B233]+[.C233]+[.D233]"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anding.component.css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234]+[.C234]+[.D234]"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anding.component.htm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35]+[.C235]+[.D235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anding.component.ts</text:p>
          </table:table-cell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[.B236]+[.C236]+[.D236]"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in.component.css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237]+[.C237]+[.D237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in.component.htm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38]+[.C238]+[.D238]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in.component.ts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[.B239]+[.C239]+[.D239]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out.component.css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240]+[.C240]+[.D240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out.component.htm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1]+[.C241]+[.D241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out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B242]+[.C242]+[.D242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anage.colours.component.css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243]+[.C243]+[.D243]"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anage.colours.component.html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44]+[.C244]+[.D244]"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anage.colours.component.ts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formula="of:=[.B245]+[.C245]+[.D245]"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odels.ts</text:p>
          </table:table-cell>
          <table:table-cell office:value-type="float" office:value="947" calcext:value-type="float">
            <text:p>947</text:p>
          </table:table-cell>
          <table:table-cell office:value-type="float" office:value="719" calcext:value-type="float">
            <text:p>719</text:p>
          </table:table-cell>
          <table:table-cell office:value-type="float" office:value="112" calcext:value-type="float">
            <text:p>112</text:p>
          </table:table-cell>
          <table:table-cell table:formula="of:=[.B246]+[.C246]+[.D246]" office:value-type="float" office:value="1778" calcext:value-type="float">
            <text:p>17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ermissions.component.cs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247]+[.C247]+[.D247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ermissions.component.html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48]+[.C248]+[.D248]"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ermissions.component.ts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B249]+[.C249]+[.D249]"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rofile.component.css</text:p>
          </table:table-cell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B250]+[.C250]+[.D250]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rofile.component.html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51]+[.C251]+[.D251]"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rofile.component.ts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formula="of:=[.B252]+[.C252]+[.D252]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pipe.filter.component.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53]+[.C253]+[.D253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preferences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B254]+[.C254]+[.D254]"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preferences.component.html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55]+[.C255]+[.D255]"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preferences.component.ts</text:p>
          </table:table-cell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256]+[.C256]+[.D256]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roadmap.md</text:p>
          </table:table-cell>
          <table:table-cell office:value-type="float" office:value="573" calcext:value-type="float">
            <text:p>573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[.B257]+[.C257]+[.D257]" office:value-type="float" office:value="645" calcext:value-type="float">
            <text:p>6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delet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8]+[.C258]+[.D258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delet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59]+[.C259]+[.D259]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delete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B260]+[.C260]+[.D260]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deleteAll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1]+[.C261]+[.D261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deleteAll.component.htm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62]+[.C262]+[.D262]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deleteAll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B263]+[.C263]+[.D263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editor.component.css</text:p>
          </table:table-cell>
          <table:table-cell office:value-type="float" office:value="773" calcext:value-type="float">
            <text:p>773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table:formula="of:=[.B264]+[.C264]+[.D264]"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editor.component.html</text:p>
          </table:table-cell>
          <table:table-cell office:value-type="float" office:value="1450" calcext:value-type="float">
            <text:p>1450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formula="of:=[.B265]+[.C265]+[.D265]" office:value-type="float" office:value="1619" calcext:value-type="float">
            <text:p>16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editor.component.ts</text:p>
          </table:table-cell>
          <table:table-cell office:value-type="float" office:value="687" calcext:value-type="float">
            <text:p>687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table:formula="of:=[.B266]+[.C266]+[.D266]"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68]+[.C268]+[.D268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69]+[.C269]+[.D269]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editor.component.css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0]+[.C270]+[.D270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editor.component.html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71]+[.C271]+[.D271]"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editor.component.ts</text:p>
          </table:table-cell>
          <table:table-cell office:value-type="float" office:value="406" calcext:value-type="float">
            <text:p>406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formula="of:=[.B272]+[.C272]+[.D272]" office:value-type="float" office:value="585" calcext:value-type="float">
            <text:p>5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single.component.c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73]+[.C273]+[.D273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singl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74]+[.C274]+[.D274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single.component.ts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275]+[.C275]+[.D275]"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tatusbar.component.css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76]+[.C276]+[.D276]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tatusbar.component.html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277]+[.C277]+[.D277]"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tatusbar.component.ts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table:formula="of:=[.B278]+[.C278]+[.D278]" office:value-type="float" office:value="619" calcext:value-type="float">
            <text:p>6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ystemsettings.component.css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B279]+[.C279]+[.D279]"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ystemsettings.component.html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80]+[.C280]+[.D280]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ystemsettings.component.ts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81]+[.C281]+[.D281]"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82]+[.C282]+[.D282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83]+[.C283]+[.D283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84]+[.C284]+[.D284]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editor.component.css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B285]+[.C285]+[.D285]"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editor.component.html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286]+[.C286]+[.D286]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editor.component.ts</text:p>
          </table:table-cell>
          <table:table-cell office:value-type="float" office:value="286" calcext:value-type="float">
            <text:p>28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B287]+[.C287]+[.D287]" office:value-type="float" office:value="446" calcext:value-type="float">
            <text:p>4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single.component.css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B288]+[.C288]+[.D288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single.component.htm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89]+[.C289]+[.D289]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single.component.ts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290]+[.C290]+[.D290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91]+[.C291]+[.D291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92]+[.C292]+[.D292]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.palette.buttonbar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293]+[.C293]+[.D293]"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.palette.buttonbar.component.html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294]+[.C294]+[.D294]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.palette.buttonbar.component.ts</text:p>
          </table:table-cell>
          <table:table-cell office:value-type="float" office:value="268" calcext:value-type="float">
            <text:p>26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[.B295]+[.C295]+[.D295]" office:value-type="float" office:value="441" calcext:value-type="float">
            <text:p>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s.component.css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96]+[.C296]+[.D296]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s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B297]+[.C297]+[.D297]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s.component.ts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B298]+[.C298]+[.D298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annotations.component.css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9]+[.C299]+[.D299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annotations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300]+[.C300]+[.D300]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annotations.component.ts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301]+[.C301]+[.D301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heckpoints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2]+[.C302]+[.D302]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heckpoints.component.html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303]+[.C303]+[.D303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heckpoints.component.ts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[.B304]+[.C304]+[.D304]"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.component.css</text:p>
          </table:table-cell>
          <table:table-cell office:value-type="float" office:value="286" calcext:value-type="float">
            <text:p>28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305]+[.C305]+[.D305]"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.component.html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B306]+[.C306]+[.D306]"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.component.ts</text:p>
          </table:table-cell>
          <table:table-cell office:value-type="float" office:value="308" calcext:value-type="float">
            <text:p>30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formula="of:=[.B307]+[.C307]+[.D307]"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StylesAdd.component.css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B308]+[.C308]+[.D308]" office:value-type="float" office:value="366" calcext:value-type="float">
            <text:p>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StylesAdd.component.html</text:p>
          </table:table-cell>
          <table:table-cell office:value-type="float" office:value="276" calcext:value-type="float">
            <text:p>27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09]+[.C309]+[.D309]"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StylesAdd.component.ts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formula="of:=[.B310]+[.C310]+[.D310]"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StylesEdit.component.css</text:p>
          </table:table-cell>
          <table:table-cell office:value-type="float" office:value="315" calcext:value-type="float">
            <text:p>3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311]+[.C311]+[.D311]"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StylesEdit.component.html</text:p>
          </table:table-cell>
          <table:table-cell office:value-type="float" office:value="285" calcext:value-type="float">
            <text:p>28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12]+[.C312]+[.D312]"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StylesEdit.component.ts</text:p>
          </table:table-cell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formula="of:=[.B313]+[.C313]+[.D313]"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lete.component.css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14]+[.C314]+[.D314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lete.component.htm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315]+[.C315]+[.D315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lete.component.ts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[.B316]+[.C316]+[.D316]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scription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B317]+[.C317]+[.D317]"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scription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318]+[.C318]+[.D318]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scription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319]+[.C319]+[.D319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ditor.component.css</text:p>
          </table:table-cell>
          <table:table-cell office:value-type="float" office:value="267" calcext:value-type="float">
            <text:p>26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B320]+[.C320]+[.D320]"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ditor.component.html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[.B321]+[.C321]+[.D321]" office:value-type="float" office:value="461" calcext:value-type="float">
            <text:p>4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ditor.component.ts</text:p>
          </table:table-cell>
          <table:table-cell office:value-type="float" office:value="625" calcext:value-type="float">
            <text:p>625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table:formula="of:=[.B322]+[.C322]+[.D322]" office:value-type="float" office:value="970" calcext:value-type="float">
            <text:p>9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and.component.css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323]+[.C323]+[.D323]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and.component.htm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24]+[.C324]+[.D324]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and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325]+[.C325]+[.D325]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ort.component.css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26]+[.C326]+[.D326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ort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27]+[.C327]+[.D327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ort.component.ts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B328]+[.C328]+[.D328]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hyperlinks.component.css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29]+[.C329]+[.D329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hyperlinks.component.htm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330]+[.C330]+[.D330]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hyperlinks.component.ts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[.B331]+[.C331]+[.D331]"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refresh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32]+[.C332]+[.D332]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refresh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33]+[.C333]+[.D333]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refresh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34]+[.C334]+[.D334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single.component.css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35]+[.C335]+[.D335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single.component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36]+[.C336]+[.D336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single.component.ts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[.B337]+[.C337]+[.D337]"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ablist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38]+[.C338]+[.D338]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ablist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39]+[.C339]+[.D339]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ablist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340]+[.C340]+[.D340]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itle.component.css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B341]+[.C341]+[.D341]"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itle.component.html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342]+[.C342]+[.D342]"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itle.component.ts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[.B343]+[.C343]+[.D343]"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SUM([.B2:.B343])" office:value-type="float" office:value="70938" calcext:value-type="float">
            <text:p>70938</text:p>
          </table:table-cell>
          <table:table-cell table:style-name="ce2" table:formula="of:=SUM([.C2:.C343])" office:value-type="float" office:value="9192" calcext:value-type="float">
            <text:p>9192</text:p>
          </table:table-cell>
          <table:table-cell table:style-name="ce2" table:formula="of:=SUM([.D2:.D343])" office:value-type="float" office:value="12203" calcext:value-type="float">
            <text:p>12203</text:p>
          </table:table-cell>
          <table:table-cell table:style-name="ce2" table:formula="of:=SUM([.E2:.E343])" office:value-type="float" office:value="92333" calcext:value-type="float">
            <text:p>92333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5T09:02:37.341196233</dc:date>
    <dc:creator>Dr Jannie Immelman</dc:creator>
    <meta:editing-duration>PT4M14S</meta:editing-duration>
    <meta:editing-cycles>1</meta:editing-cycles>
    <meta:document-statistic meta:table-count="1" meta:cell-count="1718" meta:object-count="0"/>
    <meta:generator>LibreOffice/5.1.6.2$Linux_X86_64 LibreOffice_project/10m0$Build-2</meta:generator>
  </office:meta>
</office:document-meta>
</file>